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Interval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Eccentricity</text:p>
          </table:table-cell>
          <table:table-cell table:style-name="Default" office:value-type="string" calcext:value-type="string">
            <text:p>Closeness Centrality</text:p>
          </table:table-cell>
          <table:table-cell table:style-name="Default" office:value-type="string" calcext:value-type="string">
            <text:p>Harmonic Closeness Centrality</text:p>
          </table:table-cell>
          <table:table-cell table:style-name="Default" office:value-type="string" calcext:value-type="string">
            <text:p>Betweeness Centrality</text:p>
          </table:table-cell>
          <table:table-cell table:style-name="Default" office:value-type="string" calcext:value-type="string">
            <text:p>Eigenvector Centrality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/>
          <table:table-cell office:value-type="string" calcext:value-type="string">
            <text:p>Charizard</text:p>
          </table:table-cell>
          <table:table-cell office:value-type="float" office:value="5" calcext:value-type="float">
            <text:p>5</text:p>
          </table:table-cell>
          <table:table-cell office:value-type="float" office:value="0.404421677001887" calcext:value-type="float">
            <text:p>0.404421677</text:p>
          </table:table-cell>
          <table:table-cell office:value-type="float" office:value="0.425411111111113" calcext:value-type="float">
            <text:p>0.4254111111</text:p>
          </table:table-cell>
          <table:table-cell office:value-type="float" office:value="255.110390809321" calcext:value-type="float">
            <text:p>255.1103908093</text:p>
          </table:table-cell>
          <table:table-cell office:value-type="float" office:value="0.0551930719555825" calcext:value-type="float">
            <text:p>0.055193072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/>
          <table:table-cell office:value-type="string" calcext:value-type="string">
            <text:p>srowen</text:p>
          </table:table-cell>
          <table:table-cell office:value-type="float" office:value="4" calcext:value-type="float">
            <text:p>4</text:p>
          </table:table-cell>
          <table:table-cell office:value-type="float" office:value="0.444839857651246" calcext:value-type="float">
            <text:p>0.4448398577</text:p>
          </table:table-cell>
          <table:table-cell office:value-type="float" office:value="0.482888888888893" calcext:value-type="float">
            <text:p>0.4828888889</text:p>
          </table:table-cell>
          <table:table-cell office:value-type="float" office:value="13586.6051259262" calcext:value-type="float">
            <text:p>13586.6051259262</text:p>
          </table:table-cell>
          <table:table-cell office:value-type="float" office:value="0.208874433570288" calcext:value-type="float">
            <text:p>0.2088744336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/>
          <table:table-cell office:value-type="string" calcext:value-type="string">
            <text:p>air2cold</text:p>
          </table:table-cell>
          <table:table-cell office:value-type="float" office:value="4" calcext:value-type="float">
            <text:p>4</text:p>
          </table:table-cell>
          <table:table-cell office:value-type="float" office:value="0.431530494821634" calcext:value-type="float">
            <text:p>0.4315304948</text:p>
          </table:table-cell>
          <table:table-cell office:value-type="float" office:value="0.455055555555559" calcext:value-type="float">
            <text:p>0.4550555556</text:p>
          </table:table-cell>
          <table:table-cell office:value-type="float" office:value="37.9811766374032" calcext:value-type="float">
            <text:p>37.9811766374</text:p>
          </table:table-cell>
          <table:table-cell office:value-type="float" office:value="0.141474222858041" calcext:value-type="float">
            <text:p>0.1414742229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/>
          <table:table-cell office:value-type="string" calcext:value-type="string">
            <text:p>traugust</text:p>
          </table:table-cell>
          <table:table-cell office:value-type="float" office:value="4" calcext:value-type="float">
            <text:p>4</text:p>
          </table:table-cell>
          <table:table-cell office:value-type="float" office:value="0.444707975096353" calcext:value-type="float">
            <text:p>0.4447079751</text:p>
          </table:table-cell>
          <table:table-cell office:value-type="float" office:value="0.473111111111114" calcext:value-type="float">
            <text:p>0.4731111111</text:p>
          </table:table-cell>
          <table:table-cell office:value-type="float" office:value="1046.79355255535" calcext:value-type="float">
            <text:p>1046.7935525554</text:p>
          </table:table-cell>
          <table:table-cell office:value-type="float" office:value="0.220426597781671" calcext:value-type="float">
            <text:p>0.2204265978</text:p>
          </table:table-cell>
        </table:table-row>
        <table:table-row table:style-name="ro1">
          <table:table-cell table:number-columns-repeated="2" office:value-type="float" office:value="1085" calcext:value-type="float">
            <text:p>1085</text:p>
          </table:table-cell>
          <table:table-cell/>
          <table:table-cell office:value-type="string" calcext:value-type="string">
            <text:p>holmana</text:p>
          </table:table-cell>
          <table:table-cell office:value-type="float" office:value="5" calcext:value-type="float">
            <text:p>5</text:p>
          </table:table-cell>
          <table:table-cell office:value-type="float" office:value="0.35486160397445" calcext:value-type="float">
            <text:p>0.354861604</text:p>
          </table:table-cell>
          <table:table-cell office:value-type="float" office:value="0.371677777777775" calcext:value-type="float">
            <text:p>0.3716777778</text:p>
          </table:table-cell>
          <table:table-cell office:value-type="float" office:value="0" calcext:value-type="float">
            <text:p>0</text:p>
          </table:table-cell>
          <table:table-cell office:value-type="float" office:value="0.0105219197951763" calcext:value-type="float">
            <text:p>0.0105219198</text:p>
          </table:table-cell>
        </table:table-row>
        <table:table-row table:style-name="ro1">
          <table:table-cell table:number-columns-repeated="2" office:value-type="float" office:value="861" calcext:value-type="float">
            <text:p>861</text:p>
          </table:table-cell>
          <table:table-cell/>
          <table:table-cell office:value-type="string" calcext:value-type="string">
            <text:p>semi_sleep</text:p>
          </table:table-cell>
          <table:table-cell office:value-type="float" office:value="4" calcext:value-type="float">
            <text:p>4</text:p>
          </table:table-cell>
          <table:table-cell office:value-type="float" office:value="0.427350427350427" calcext:value-type="float">
            <text:p>0.4273504274</text:p>
          </table:table-cell>
          <table:table-cell office:value-type="float" office:value="0.450722222222225" calcext:value-type="float">
            <text:p>0.4507222222</text:p>
          </table:table-cell>
          <table:table-cell office:value-type="float" office:value="1753.95707736192" calcext:value-type="float">
            <text:p>1753.9570773619</text:p>
          </table:table-cell>
          <table:table-cell office:value-type="float" office:value="0.1123086855472" calcext:value-type="float">
            <text:p>0.1123086855</text:p>
          </table:table-cell>
        </table:table-row>
        <table:table-row table:style-name="ro1">
          <table:table-cell table:number-columns-repeated="2" office:value-type="float" office:value="762" calcext:value-type="float">
            <text:p>762</text:p>
          </table:table-cell>
          <table:table-cell/>
          <table:table-cell office:value-type="string" calcext:value-type="string">
            <text:p>Selena</text:p>
          </table:table-cell>
          <table:table-cell office:value-type="float" office:value="4" calcext:value-type="float">
            <text:p>4</text:p>
          </table:table-cell>
          <table:table-cell office:value-type="float" office:value="0.407387289516567" calcext:value-type="float">
            <text:p>0.4073872895</text:p>
          </table:table-cell>
          <table:table-cell office:value-type="float" office:value="0.430666666666669" calcext:value-type="float">
            <text:p>0.4306666667</text:p>
          </table:table-cell>
          <table:table-cell office:value-type="float" office:value="522.571656301454" calcext:value-type="float">
            <text:p>522.5716563015</text:p>
          </table:table-cell>
          <table:table-cell office:value-type="float" office:value="0.0641094424673907" calcext:value-type="float">
            <text:p>0.0641094425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/>
          <table:table-cell office:value-type="string" calcext:value-type="string">
            <text:p>minhu</text:p>
          </table:table-cell>
          <table:table-cell office:value-type="float" office:value="4" calcext:value-type="float">
            <text:p>4</text:p>
          </table:table-cell>
          <table:table-cell office:value-type="float" office:value="0.473335437046387" calcext:value-type="float">
            <text:p>0.473335437</text:p>
          </table:table-cell>
          <table:table-cell office:value-type="float" office:value="0.500555555555558" calcext:value-type="float">
            <text:p>0.5005555556</text:p>
          </table:table-cell>
          <table:table-cell office:value-type="float" office:value="937.792871933839" calcext:value-type="float">
            <text:p>937.7928719338</text:p>
          </table:table-cell>
          <table:table-cell office:value-type="float" office:value="0.356243548885353" calcext:value-type="float">
            <text:p>0.3562435489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/>
          <table:table-cell office:value-type="string" calcext:value-type="string">
            <text:p>neera</text:p>
          </table:table-cell>
          <table:table-cell office:value-type="float" office:value="4" calcext:value-type="float">
            <text:p>4</text:p>
          </table:table-cell>
          <table:table-cell office:value-type="float" office:value="0.443262411347518" calcext:value-type="float">
            <text:p>0.4432624113</text:p>
          </table:table-cell>
          <table:table-cell office:value-type="float" office:value="0.466944444444448" calcext:value-type="float">
            <text:p>0.4669444444</text:p>
          </table:table-cell>
          <table:table-cell office:value-type="float" office:value="172.30236055782" calcext:value-type="float">
            <text:p>172.3023605578</text:p>
          </table:table-cell>
          <table:table-cell office:value-type="float" office:value="0.174732097775404" calcext:value-type="float">
            <text:p>0.1747320978</text:p>
          </table:table-cell>
        </table:table-row>
        <table:table-row table:style-name="ro1">
          <table:table-cell table:number-columns-repeated="2" office:value-type="float" office:value="563" calcext:value-type="float">
            <text:p>563</text:p>
          </table:table-cell>
          <table:table-cell/>
          <table:table-cell office:value-type="string" calcext:value-type="string">
            <text:p>bbskill</text:p>
          </table:table-cell>
          <table:table-cell office:value-type="float" office:value="4" calcext:value-type="float">
            <text:p>4</text:p>
          </table:table-cell>
          <table:table-cell office:value-type="float" office:value="0.432152117545376" calcext:value-type="float">
            <text:p>0.4321521175</text:p>
          </table:table-cell>
          <table:table-cell office:value-type="float" office:value="0.460055555555559" calcext:value-type="float">
            <text:p>0.4600555556</text:p>
          </table:table-cell>
          <table:table-cell office:value-type="float" office:value="227.731148366566" calcext:value-type="float">
            <text:p>227.7311483666</text:p>
          </table:table-cell>
          <table:table-cell office:value-type="float" office:value="0.203046377218063" calcext:value-type="float">
            <text:p>0.2030463772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/>
          <table:table-cell office:value-type="string" calcext:value-type="string">
            <text:p>magicpig</text:p>
          </table:table-cell>
          <table:table-cell office:value-type="float" office:value="4" calcext:value-type="float">
            <text:p>4</text:p>
          </table:table-cell>
          <table:table-cell office:value-type="float" office:value="0.450315220654458" calcext:value-type="float">
            <text:p>0.4503152207</text:p>
          </table:table-cell>
          <table:table-cell office:value-type="float" office:value="0.479277777777782" calcext:value-type="float">
            <text:p>0.4792777778</text:p>
          </table:table-cell>
          <table:table-cell office:value-type="float" office:value="459.368222989459" calcext:value-type="float">
            <text:p>459.3682229895</text:p>
          </table:table-cell>
          <table:table-cell office:value-type="float" office:value="0.287909468487836" calcext:value-type="float">
            <text:p>0.2879094685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/>
          <table:table-cell office:value-type="string" calcext:value-type="string">
            <text:p>mekanizumu</text:p>
          </table:table-cell>
          <table:table-cell office:value-type="float" office:value="4" calcext:value-type="float">
            <text:p>4</text:p>
          </table:table-cell>
          <table:table-cell office:value-type="float" office:value="0.425531914893617" calcext:value-type="float">
            <text:p>0.4255319149</text:p>
          </table:table-cell>
          <table:table-cell office:value-type="float" office:value="0.447500000000005" calcext:value-type="float">
            <text:p>0.4475</text:p>
          </table:table-cell>
          <table:table-cell office:value-type="float" office:value="65.9011837786607" calcext:value-type="float">
            <text:p>65.9011837787</text:p>
          </table:table-cell>
          <table:table-cell office:value-type="float" office:value="0.122349680192188" calcext:value-type="float">
            <text:p>0.1223496802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/>
          <table:table-cell office:value-type="string" calcext:value-type="string">
            <text:p>Mafy</text:p>
          </table:table-cell>
          <table:table-cell office:value-type="float" office:value="4" calcext:value-type="float">
            <text:p>4</text:p>
          </table:table-cell>
          <table:table-cell office:value-type="float" office:value="0.426257459505541" calcext:value-type="float">
            <text:p>0.4262574595</text:p>
          </table:table-cell>
          <table:table-cell office:value-type="float" office:value="0.45116666666667" calcext:value-type="float">
            <text:p>0.4511666667</text:p>
          </table:table-cell>
          <table:table-cell office:value-type="float" office:value="729.678788767266" calcext:value-type="float">
            <text:p>729.6787887673</text:p>
          </table:table-cell>
          <table:table-cell office:value-type="float" office:value="0.152672141479502" calcext:value-type="float">
            <text:p>0.1526721415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/>
          <table:table-cell office:value-type="string" calcext:value-type="string">
            <text:p>MPhk</text:p>
          </table:table-cell>
          <table:table-cell office:value-type="float" office:value="4" calcext:value-type="float">
            <text:p>4</text:p>
          </table:table-cell>
          <table:table-cell office:value-type="float" office:value="0.445103857566766" calcext:value-type="float">
            <text:p>0.4451038576</text:p>
          </table:table-cell>
          <table:table-cell office:value-type="float" office:value="0.473388888888892" calcext:value-type="float">
            <text:p>0.4733888889</text:p>
          </table:table-cell>
          <table:table-cell office:value-type="float" office:value="895.782290302372" calcext:value-type="float">
            <text:p>895.7822903024</text:p>
          </table:table-cell>
          <table:table-cell office:value-type="float" office:value="0.213176480300464" calcext:value-type="float">
            <text:p>0.2131764803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/>
          <table:table-cell office:value-type="string" calcext:value-type="string">
            <text:p>vividmxx</text:p>
          </table:table-cell>
          <table:table-cell office:value-type="float" office:value="4" calcext:value-type="float">
            <text:p>4</text:p>
          </table:table-cell>
          <table:table-cell office:value-type="float" office:value="0.427960057061341" calcext:value-type="float">
            <text:p>0.4279600571</text:p>
          </table:table-cell>
          <table:table-cell office:value-type="float" office:value="0.45216666666667" calcext:value-type="float">
            <text:p>0.4521666667</text:p>
          </table:table-cell>
          <table:table-cell office:value-type="float" office:value="2086.21958776586" calcext:value-type="float">
            <text:p>2086.2195877659</text:p>
          </table:table-cell>
          <table:table-cell office:value-type="float" office:value="0.131745265563239" calcext:value-type="float">
            <text:p>0.1317452656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/>
          <table:table-cell office:value-type="string" calcext:value-type="string">
            <text:p>iKnown</text:p>
          </table:table-cell>
          <table:table-cell office:value-type="float" office:value="4" calcext:value-type="float">
            <text:p>4</text:p>
          </table:table-cell>
          <table:table-cell office:value-type="float" office:value="0.435034802784223" calcext:value-type="float">
            <text:p>0.4350348028</text:p>
          </table:table-cell>
          <table:table-cell office:value-type="float" office:value="0.45916666666667" calcext:value-type="float">
            <text:p>0.4591666667</text:p>
          </table:table-cell>
          <table:table-cell office:value-type="float" office:value="89.5581944485842" calcext:value-type="float">
            <text:p>89.5581944486</text:p>
          </table:table-cell>
          <table:table-cell office:value-type="float" office:value="0.160852332871844" calcext:value-type="float">
            <text:p>0.1608523329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/>
          <table:table-cell office:value-type="string" calcext:value-type="string">
            <text:p>liuliquan</text:p>
          </table:table-cell>
          <table:table-cell office:value-type="float" office:value="4" calcext:value-type="float">
            <text:p>4</text:p>
          </table:table-cell>
          <table:table-cell office:value-type="float" office:value="0.45662100456621" calcext:value-type="float">
            <text:p>0.4566210046</text:p>
          </table:table-cell>
          <table:table-cell office:value-type="float" office:value="0.481722" calcext:value-type="float">
            <text:p>0.481722</text:p>
          </table:table-cell>
          <table:table-cell office:value-type="float" office:value="660.604990132653" calcext:value-type="float">
            <text:p>660.6049901327</text:p>
          </table:table-cell>
          <table:table-cell office:value-type="float" office:value="0.253615989085854" calcext:value-type="float">
            <text:p>0.2536159891</text:p>
          </table:table-cell>
        </table:table-row>
        <table:table-row table:style-name="ro1">
          <table:table-cell table:number-columns-repeated="2" office:value-type="float" office:value="954" calcext:value-type="float">
            <text:p>954</text:p>
          </table:table-cell>
          <table:table-cell/>
          <table:table-cell office:value-type="string" calcext:value-type="string">
            <text:p>hardstone</text:p>
          </table:table-cell>
          <table:table-cell office:value-type="float" office:value="4" calcext:value-type="float">
            <text:p>4</text:p>
          </table:table-cell>
          <table:table-cell office:value-type="float" office:value="0.425894378194208" calcext:value-type="float">
            <text:p>0.4258943782</text:p>
          </table:table-cell>
          <table:table-cell office:value-type="float" office:value="0.449055555555559" calcext:value-type="float">
            <text:p>0.4490555556</text:p>
          </table:table-cell>
          <table:table-cell office:value-type="float" office:value="113.055301431065" calcext:value-type="float">
            <text:p>113.0553014311</text:p>
          </table:table-cell>
          <table:table-cell office:value-type="float" office:value="0.129878994011746" calcext:value-type="float">
            <text:p>0.129878994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/>
          <table:table-cell office:value-type="string" calcext:value-type="string">
            <text:p>tc</text:p>
          </table:table-cell>
          <table:table-cell office:value-type="float" office:value="4" calcext:value-type="float">
            <text:p>4</text:p>
          </table:table-cell>
          <table:table-cell office:value-type="float" office:value="0.4516711833785" calcext:value-type="float">
            <text:p>0.4516711834</text:p>
          </table:table-cell>
          <table:table-cell office:value-type="float" office:value="0.476888888888892" calcext:value-type="float">
            <text:p>0.4768888889</text:p>
          </table:table-cell>
          <table:table-cell office:value-type="float" office:value="823.301423611271" calcext:value-type="float">
            <text:p>823.3014236113</text:p>
          </table:table-cell>
          <table:table-cell office:value-type="float" office:value="0.238193352149832" calcext:value-type="float">
            <text:p>0.2381933521</text:p>
          </table:table-cell>
        </table:table-row>
        <table:table-row table:style-name="ro1">
          <table:table-cell table:number-columns-repeated="2" office:value-type="float" office:value="610" calcext:value-type="float">
            <text:p>610</text:p>
          </table:table-cell>
          <table:table-cell/>
          <table:table-cell office:value-type="string" calcext:value-type="string">
            <text:p>sakar2003</text:p>
          </table:table-cell>
          <table:table-cell office:value-type="float" office:value="4" calcext:value-type="float">
            <text:p>4</text:p>
          </table:table-cell>
          <table:table-cell office:value-type="float" office:value="0.37183936539415" calcext:value-type="float">
            <text:p>0.3718393654</text:p>
          </table:table-cell>
          <table:table-cell office:value-type="float" office:value="0.390555555555555" calcext:value-type="float">
            <text:p>0.3905555556</text:p>
          </table:table-cell>
          <table:table-cell office:value-type="float" office:value="29.0345630197221" calcext:value-type="float">
            <text:p>29.0345630197</text:p>
          </table:table-cell>
          <table:table-cell office:value-type="float" office:value="0.0350994732737001" calcext:value-type="float">
            <text:p>0.0350994733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/>
          <table:table-cell office:value-type="string" calcext:value-type="string">
            <text:p>victor_lxd</text:p>
          </table:table-cell>
          <table:table-cell office:value-type="float" office:value="4" calcext:value-type="float">
            <text:p>4</text:p>
          </table:table-cell>
          <table:table-cell office:value-type="float" office:value="0.429799426934097" calcext:value-type="float">
            <text:p>0.4297994269</text:p>
          </table:table-cell>
          <table:table-cell office:value-type="float" office:value="0.451888888888893" calcext:value-type="float">
            <text:p>0.4518888889</text:p>
          </table:table-cell>
          <table:table-cell office:value-type="float" office:value="4.56601987578892" calcext:value-type="float">
            <text:p>4.5660198758</text:p>
          </table:table-cell>
          <table:table-cell office:value-type="float" office:value="0.138185403741854" calcext:value-type="float">
            <text:p>0.1381854037</text:p>
          </table:table-cell>
        </table:table-row>
        <table:table-row table:style-name="ro1">
          <table:table-cell table:number-columns-repeated="2" office:value-type="float" office:value="625" calcext:value-type="float">
            <text:p>625</text:p>
          </table:table-cell>
          <table:table-cell/>
          <table:table-cell office:value-type="string" calcext:value-type="string">
            <text:p>fuyun</text:p>
          </table:table-cell>
          <table:table-cell office:value-type="float" office:value="5" calcext:value-type="float">
            <text:p>5</text:p>
          </table:table-cell>
          <table:table-cell office:value-type="float" office:value="0.368278909894427" calcext:value-type="float">
            <text:p>0.3682789099</text:p>
          </table:table-cell>
          <table:table-cell office:value-type="float" office:value="0.387877777777776" calcext:value-type="float">
            <text:p>0.3878777778</text:p>
          </table:table-cell>
          <table:table-cell office:value-type="float" office:value="17.7298651001834" calcext:value-type="float">
            <text:p>17.7298651002</text:p>
          </table:table-cell>
          <table:table-cell office:value-type="float" office:value="0.0301523410480909" calcext:value-type="float">
            <text:p>0.030152341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/>
          <table:table-cell office:value-type="string" calcext:value-type="string">
            <text:p>aubergineanode</text:p>
          </table:table-cell>
          <table:table-cell office:value-type="float" office:value="4" calcext:value-type="float">
            <text:p>4</text:p>
          </table:table-cell>
          <table:table-cell office:value-type="float" office:value="0.438340151957919" calcext:value-type="float">
            <text:p>0.438340152</text:p>
          </table:table-cell>
          <table:table-cell office:value-type="float" office:value="0.462277777777781" calcext:value-type="float">
            <text:p>0.4622777778</text:p>
          </table:table-cell>
          <table:table-cell office:value-type="float" office:value="745.793186306965" calcext:value-type="float">
            <text:p>745.793186307</text:p>
          </table:table-cell>
          <table:table-cell office:value-type="float" office:value="0.157712631272312" calcext:value-type="float">
            <text:p>0.1577126313</text:p>
          </table:table-cell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  <table:table-cell/>
          <table:table-cell office:value-type="string" calcext:value-type="string">
            <text:p>icyriver</text:p>
          </table:table-cell>
          <table:table-cell office:value-type="float" office:value="4" calcext:value-type="float">
            <text:p>4</text:p>
          </table:table-cell>
          <table:table-cell office:value-type="float" office:value="0.416550958067204" calcext:value-type="float">
            <text:p>0.4165509581</text:p>
          </table:table-cell>
          <table:table-cell office:value-type="float" office:value="0.443611111111115" calcext:value-type="float">
            <text:p>0.4436111111</text:p>
          </table:table-cell>
          <table:table-cell office:value-type="float" office:value="103.714011444688" calcext:value-type="float">
            <text:p>103.7140114447</text:p>
          </table:table-cell>
          <table:table-cell office:value-type="float" office:value="0.152016210145895" calcext:value-type="float">
            <text:p>0.1520162101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/>
          <table:table-cell office:value-type="string" calcext:value-type="string">
            <text:p>Mozgastik</text:p>
          </table:table-cell>
          <table:table-cell office:value-type="float" office:value="4" calcext:value-type="float">
            <text:p>4</text:p>
          </table:table-cell>
          <table:table-cell office:value-type="float" office:value="0.421940928270042" calcext:value-type="float">
            <text:p>0.4219409283</text:p>
          </table:table-cell>
          <table:table-cell office:value-type="float" office:value="0.446611111111115" calcext:value-type="float">
            <text:p>0.4466111111</text:p>
          </table:table-cell>
          <table:table-cell office:value-type="float" office:value="145.368615745727" calcext:value-type="float">
            <text:p>145.3686157457</text:p>
          </table:table-cell>
          <table:table-cell office:value-type="float" office:value="0.138500459300137" calcext:value-type="float">
            <text:p>0.138500459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urtks</text:p>
          </table:table-cell>
          <table:table-cell office:value-type="float" office:value="4" calcext:value-type="float">
            <text:p>4</text:p>
          </table:table-cell>
          <table:table-cell office:value-type="float" office:value="0.436681222707424" calcext:value-type="float">
            <text:p>0.4366812227</text:p>
          </table:table-cell>
          <table:table-cell office:value-type="float" office:value="0.459444444444448" calcext:value-type="float">
            <text:p>0.4594444444</text:p>
          </table:table-cell>
          <table:table-cell office:value-type="float" office:value="79.7039778530751" calcext:value-type="float">
            <text:p>79.7039778531</text:p>
          </table:table-cell>
          <table:table-cell office:value-type="float" office:value="0.145798330051722" calcext:value-type="float">
            <text:p>0.1457983301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/>
          <table:table-cell office:value-type="string" calcext:value-type="string">
            <text:p>scamp</text:p>
          </table:table-cell>
          <table:table-cell office:value-type="float" office:value="4" calcext:value-type="float">
            <text:p>4</text:p>
          </table:table-cell>
          <table:table-cell office:value-type="float" office:value="0.465404902264971" calcext:value-type="float">
            <text:p>0.4654049023</text:p>
          </table:table-cell>
          <table:table-cell office:value-type="float" office:value="0.495388888888892" calcext:value-type="float">
            <text:p>0.4953888889</text:p>
          </table:table-cell>
          <table:table-cell office:value-type="float" office:value="3328.44121727129" calcext:value-type="float">
            <text:p>3328.4412172713</text:p>
          </table:table-cell>
          <table:table-cell office:value-type="float" office:value="0.338272778178456" calcext:value-type="float">
            <text:p>0.3382727782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/>
          <table:table-cell office:value-type="string" calcext:value-type="string">
            <text:p>7realm</text:p>
          </table:table-cell>
          <table:table-cell office:value-type="float" office:value="4" calcext:value-type="float">
            <text:p>4</text:p>
          </table:table-cell>
          <table:table-cell office:value-type="float" office:value="0.450180072028812" calcext:value-type="float">
            <text:p>0.450180072</text:p>
          </table:table-cell>
          <table:table-cell office:value-type="float" office:value="0.475111111111115" calcext:value-type="float">
            <text:p>0.4751111111</text:p>
          </table:table-cell>
          <table:table-cell office:value-type="float" office:value="2196.55229897799" calcext:value-type="float">
            <text:p>2196.552298978</text:p>
          </table:table-cell>
          <table:table-cell office:value-type="float" office:value="0.184317337875647" calcext:value-type="float">
            <text:p>0.1843173379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/>
          <table:table-cell office:value-type="string" calcext:value-type="string">
            <text:p>assistant</text:p>
          </table:table-cell>
          <table:table-cell office:value-type="float" office:value="4" calcext:value-type="float">
            <text:p>4</text:p>
          </table:table-cell>
          <table:table-cell office:value-type="float" office:value="0.474233322794815" calcext:value-type="float">
            <text:p>0.4742333228</text:p>
          </table:table-cell>
          <table:table-cell office:value-type="float" office:value="0.504944444444448" calcext:value-type="float">
            <text:p>0.5049444444</text:p>
          </table:table-cell>
          <table:table-cell office:value-type="float" office:value="7688.84939552489" calcext:value-type="float">
            <text:p>7688.8493955249</text:p>
          </table:table-cell>
          <table:table-cell office:value-type="float" office:value="0.377441938970549" calcext:value-type="float">
            <text:p>0.377441939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/>
          <table:table-cell office:value-type="string" calcext:value-type="string">
            <text:p>KingStone</text:p>
          </table:table-cell>
          <table:table-cell office:value-type="float" office:value="4" calcext:value-type="float">
            <text:p>4</text:p>
          </table:table-cell>
          <table:table-cell office:value-type="float" office:value="0.429061784897025" calcext:value-type="float">
            <text:p>0.4290617849</text:p>
          </table:table-cell>
          <table:table-cell office:value-type="float" office:value="0.454444444444449" calcext:value-type="float">
            <text:p>0.4544444444</text:p>
          </table:table-cell>
          <table:table-cell office:value-type="float" office:value="99.8051755705477" calcext:value-type="float">
            <text:p>99.8051755705</text:p>
          </table:table-cell>
          <table:table-cell office:value-type="float" office:value="0.155554847420915" calcext:value-type="float">
            <text:p>0.1555548474</text:p>
          </table:table-cell>
        </table:table-row>
        <table:table-row table:style-name="ro1">
          <table:table-cell table:number-columns-repeated="2" office:value-type="float" office:value="1250" calcext:value-type="float">
            <text:p>1250</text:p>
          </table:table-cell>
          <table:table-cell/>
          <table:table-cell office:value-type="string" calcext:value-type="string">
            <text:p>sokol</text:p>
          </table:table-cell>
          <table:table-cell office:value-type="float" office:value="4" calcext:value-type="float">
            <text:p>4</text:p>
          </table:table-cell>
          <table:table-cell office:value-type="float" office:value="0.360837142169834" calcext:value-type="float">
            <text:p>0.3608371422</text:p>
          </table:table-cell>
          <table:table-cell office:value-type="float" office:value="0.376888888888886" calcext:value-type="float">
            <text:p>0.3768888889</text:p>
          </table:table-cell>
          <table:table-cell office:value-type="float" office:value="7.38952001644283" calcext:value-type="float">
            <text:p>7.3895200164</text:p>
          </table:table-cell>
          <table:table-cell office:value-type="float" office:value="0.0184086455292761" calcext:value-type="float">
            <text:p>0.0184086455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/>
          <table:table-cell office:value-type="string" calcext:value-type="string">
            <text:p>nikolay83</text:p>
          </table:table-cell>
          <table:table-cell office:value-type="float" office:value="4" calcext:value-type="float">
            <text:p>4</text:p>
          </table:table-cell>
          <table:table-cell office:value-type="float" office:value="0.45468323734465" calcext:value-type="float">
            <text:p>0.4546832373</text:p>
          </table:table-cell>
          <table:table-cell office:value-type="float" office:value="0.478611111111114" calcext:value-type="float">
            <text:p>0.4786111111</text:p>
          </table:table-cell>
          <table:table-cell office:value-type="float" office:value="6680.4878415064" calcext:value-type="float">
            <text:p>6680.4878415064</text:p>
          </table:table-cell>
          <table:table-cell office:value-type="float" office:value="0.183679551199554" calcext:value-type="float">
            <text:p>0.1836795512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/>
          <table:table-cell office:value-type="string" calcext:value-type="string">
            <text:p>saarixx</text:p>
          </table:table-cell>
          <table:table-cell office:value-type="float" office:value="4" calcext:value-type="float">
            <text:p>4</text:p>
          </table:table-cell>
          <table:table-cell office:value-type="float" office:value="0.48527984471045" calcext:value-type="float">
            <text:p>0.4852798447</text:p>
          </table:table-cell>
          <table:table-cell office:value-type="float" office:value="0.515444444444447" calcext:value-type="float">
            <text:p>0.5154444444</text:p>
          </table:table-cell>
          <table:table-cell office:value-type="float" office:value="2139.13461571949" calcext:value-type="float">
            <text:p>2139.1346157195</text:p>
          </table:table-cell>
          <table:table-cell office:value-type="float" office:value="0.436611662085688" calcext:value-type="float">
            <text:p>0.4366116621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/>
          <table:table-cell office:value-type="string" calcext:value-type="string">
            <text:p>hohosky</text:p>
          </table:table-cell>
          <table:table-cell office:value-type="float" office:value="4" calcext:value-type="float">
            <text:p>4</text:p>
          </table:table-cell>
          <table:table-cell office:value-type="float" office:value="0.457177689728741" calcext:value-type="float">
            <text:p>0.4571776897</text:p>
          </table:table-cell>
          <table:table-cell office:value-type="float" office:value="0.483500000000003" calcext:value-type="float">
            <text:p>0.4835</text:p>
          </table:table-cell>
          <table:table-cell office:value-type="float" office:value="3896.85371968851" calcext:value-type="float">
            <text:p>3896.8537196885</text:p>
          </table:table-cell>
          <table:table-cell office:value-type="float" office:value="0.240903751245629" calcext:value-type="float">
            <text:p>0.2409037512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/>
          <table:table-cell office:value-type="string" calcext:value-type="string">
            <text:p>sindu</text:p>
          </table:table-cell>
          <table:table-cell office:value-type="float" office:value="4" calcext:value-type="float">
            <text:p>4</text:p>
          </table:table-cell>
          <table:table-cell office:value-type="float" office:value="0.439882697947214" calcext:value-type="float">
            <text:p>0.4398826979</text:p>
          </table:table-cell>
          <table:table-cell office:value-type="float" office:value="0.465666666666671" calcext:value-type="float">
            <text:p>0.4656666667</text:p>
          </table:table-cell>
          <table:table-cell office:value-type="float" office:value="1817.35653756735" calcext:value-type="float">
            <text:p>1817.3565375674</text:p>
          </table:table-cell>
          <table:table-cell office:value-type="float" office:value="0.187624227754646" calcext:value-type="float">
            <text:p>0.1876242278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/>
          <table:table-cell office:value-type="string" calcext:value-type="string">
            <text:p>sparemax</text:p>
          </table:table-cell>
          <table:table-cell office:value-type="float" office:value="4" calcext:value-type="float">
            <text:p>4</text:p>
          </table:table-cell>
          <table:table-cell office:value-type="float" office:value="0.453172205438066" calcext:value-type="float">
            <text:p>0.4531722054</text:p>
          </table:table-cell>
          <table:table-cell office:value-type="float" office:value="0.482000000000003" calcext:value-type="float">
            <text:p>0.482</text:p>
          </table:table-cell>
          <table:table-cell office:value-type="float" office:value="2538.44135091536" calcext:value-type="float">
            <text:p>2538.4413509154</text:p>
          </table:table-cell>
          <table:table-cell office:value-type="float" office:value="0.267688055641648" calcext:value-type="float">
            <text:p>0.2676880556</text:p>
          </table:table-cell>
        </table:table-row>
        <table:table-row table:style-name="ro1">
          <table:table-cell table:number-columns-repeated="2" office:value-type="float" office:value="676" calcext:value-type="float">
            <text:p>676</text:p>
          </table:table-cell>
          <table:table-cell/>
          <table:table-cell office:value-type="string" calcext:value-type="string">
            <text:p>Thinfox</text:p>
          </table:table-cell>
          <table:table-cell office:value-type="float" office:value="4" calcext:value-type="float">
            <text:p>4</text:p>
          </table:table-cell>
          <table:table-cell office:value-type="float" office:value="0.427837992013691" calcext:value-type="float">
            <text:p>0.427837992</text:p>
          </table:table-cell>
          <table:table-cell office:value-type="float" office:value="0.449611111111115" calcext:value-type="float">
            <text:p>0.4496111111</text:p>
          </table:table-cell>
          <table:table-cell office:value-type="float" office:value="24.843239133106" calcext:value-type="float">
            <text:p>24.8432391331</text:p>
          </table:table-cell>
          <table:table-cell office:value-type="float" office:value="0.114998158960306" calcext:value-type="float">
            <text:p>0.114998159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/>
          <table:table-cell office:value-type="string" calcext:value-type="string">
            <text:p>nhzp339</text:p>
          </table:table-cell>
          <table:table-cell office:value-type="float" office:value="4" calcext:value-type="float">
            <text:p>4</text:p>
          </table:table-cell>
          <table:table-cell office:value-type="float" office:value="0.474233322794815" calcext:value-type="float">
            <text:p>0.4742333228</text:p>
          </table:table-cell>
          <table:table-cell office:value-type="float" office:value="0.505444" calcext:value-type="float">
            <text:p>0.505444</text:p>
          </table:table-cell>
          <table:table-cell office:value-type="float" office:value="1713.39827222571" calcext:value-type="float">
            <text:p>1713.3982722257</text:p>
          </table:table-cell>
          <table:table-cell office:value-type="float" office:value="0.411734121020574" calcext:value-type="float">
            <text:p>0.411734121</text:p>
          </table:table-cell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/>
          <table:table-cell office:value-type="string" calcext:value-type="string">
            <text:p>vitamin</text:p>
          </table:table-cell>
          <table:table-cell office:value-type="float" office:value="4" calcext:value-type="float">
            <text:p>4</text:p>
          </table:table-cell>
          <table:table-cell office:value-type="float" office:value="0.417478430281102" calcext:value-type="float">
            <text:p>0.4174784303</text:p>
          </table:table-cell>
          <table:table-cell office:value-type="float" office:value="0.438833333333338" calcext:value-type="float">
            <text:p>0.4388333333</text:p>
          </table:table-cell>
          <table:table-cell office:value-type="float" office:value="3.96029170442942" calcext:value-type="float">
            <text:p>3.9602917044</text:p>
          </table:table-cell>
          <table:table-cell office:value-type="float" office:value="0.0953115426826313" calcext:value-type="float">
            <text:p>0.0953115427</text:p>
          </table:table-cell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/>
          <table:table-cell office:value-type="string" calcext:value-type="string">
            <text:p>zhengjuyu</text:p>
          </table:table-cell>
          <table:table-cell office:value-type="float" office:value="4" calcext:value-type="float">
            <text:p>4</text:p>
          </table:table-cell>
          <table:table-cell office:value-type="float" office:value="0.4516711833785" calcext:value-type="float">
            <text:p>0.4516711834</text:p>
          </table:table-cell>
          <table:table-cell office:value-type="float" office:value="0.479833333333338" calcext:value-type="float">
            <text:p>0.4798333333</text:p>
          </table:table-cell>
          <table:table-cell office:value-type="float" office:value="530.429899695055" calcext:value-type="float">
            <text:p>530.4298996951</text:p>
          </table:table-cell>
          <table:table-cell office:value-type="float" office:value="0.267923773932977" calcext:value-type="float">
            <text:p>0.2679237739</text:p>
          </table:table-cell>
        </table:table-row>
        <table:table-row table:style-name="ro1">
          <table:table-cell table:number-columns-repeated="2" office:value-type="float" office:value="581" calcext:value-type="float">
            <text:p>581</text:p>
          </table:table-cell>
          <table:table-cell/>
          <table:table-cell office:value-type="string" calcext:value-type="string">
            <text:p>BlackMagic</text:p>
          </table:table-cell>
          <table:table-cell office:value-type="float" office:value="5" calcext:value-type="float">
            <text:p>5</text:p>
          </table:table-cell>
          <table:table-cell office:value-type="float" office:value="0.381582294581531" calcext:value-type="float">
            <text:p>0.3815822946</text:p>
          </table:table-cell>
          <table:table-cell office:value-type="float" office:value="0.401855555555556" calcext:value-type="float">
            <text:p>0.4018555556</text:p>
          </table:table-cell>
          <table:table-cell office:value-type="float" office:value="14.7166440899645" calcext:value-type="float">
            <text:p>14.71664409</text:p>
          </table:table-cell>
          <table:table-cell office:value-type="float" office:value="0.0462616983649209" calcext:value-type="float">
            <text:p>0.0462616984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/>
          <table:table-cell office:value-type="string" calcext:value-type="string">
            <text:p>gets0ul</text:p>
          </table:table-cell>
          <table:table-cell office:value-type="float" office:value="4" calcext:value-type="float">
            <text:p>4</text:p>
          </table:table-cell>
          <table:table-cell office:value-type="float" office:value="0.422059651097355" calcext:value-type="float">
            <text:p>0.4220596511</text:p>
          </table:table-cell>
          <table:table-cell office:value-type="float" office:value="0.449222222222226" calcext:value-type="float">
            <text:p>0.4492222222</text:p>
          </table:table-cell>
          <table:table-cell office:value-type="float" office:value="1054.56886249434" calcext:value-type="float">
            <text:p>1054.5688624944</text:p>
          </table:table-cell>
          <table:table-cell office:value-type="float" office:value="0.149163341052254" calcext:value-type="float">
            <text:p>0.1491633411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4" calcext:value-type="float">
            <text:p>4</text:p>
          </table:table-cell>
          <table:table-cell office:value-type="float" office:value="0.458435207823961" calcext:value-type="float">
            <text:p>0.4584352078</text:p>
          </table:table-cell>
          <table:table-cell office:value-type="float" office:value="0.487500000000004" calcext:value-type="float">
            <text:p>0.4875</text:p>
          </table:table-cell>
          <table:table-cell office:value-type="float" office:value="421.145902343248" calcext:value-type="float">
            <text:p>421.1459023432</text:p>
          </table:table-cell>
          <table:table-cell office:value-type="float" office:value="0.328698196560764" calcext:value-type="float">
            <text:p>0.3286981966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/>
          <table:table-cell office:value-type="string" calcext:value-type="string">
            <text:p>gniuxiao</text:p>
          </table:table-cell>
          <table:table-cell office:value-type="float" office:value="4" calcext:value-type="float">
            <text:p>4</text:p>
          </table:table-cell>
          <table:table-cell office:value-type="float" office:value="0.479539641943734" calcext:value-type="float">
            <text:p>0.4795396419</text:p>
          </table:table-cell>
          <table:table-cell office:value-type="float" office:value="0.515777777777781" calcext:value-type="float">
            <text:p>0.5157777778</text:p>
          </table:table-cell>
          <table:table-cell office:value-type="float" office:value="1850.32272209598" calcext:value-type="float">
            <text:p>1850.322722096</text:p>
          </table:table-cell>
          <table:table-cell office:value-type="float" office:value="0.493851905217971" calcext:value-type="float">
            <text:p>0.4938519052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/>
          <table:table-cell office:value-type="string" calcext:value-type="string">
            <text:p>flying2hk</text:p>
          </table:table-cell>
          <table:table-cell office:value-type="float" office:value="4" calcext:value-type="float">
            <text:p>4</text:p>
          </table:table-cell>
          <table:table-cell office:value-type="float" office:value="0.489077274209325" calcext:value-type="float">
            <text:p>0.4890772742</text:p>
          </table:table-cell>
          <table:table-cell office:value-type="float" office:value="0.520333333333336" calcext:value-type="float">
            <text:p>0.5203333333</text:p>
          </table:table-cell>
          <table:table-cell office:value-type="float" office:value="3568.24726576627" calcext:value-type="float">
            <text:p>3568.2472657663</text:p>
          </table:table-cell>
          <table:table-cell office:value-type="float" office:value="0.449331353658745" calcext:value-type="float">
            <text:p>0.4493313537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/>
          <table:table-cell office:value-type="string" calcext:value-type="string">
            <text:p>iRabbit</text:p>
          </table:table-cell>
          <table:table-cell office:value-type="float" office:value="4" calcext:value-type="float">
            <text:p>4</text:p>
          </table:table-cell>
          <table:table-cell office:value-type="float" office:value="0.45194335643266" calcext:value-type="float">
            <text:p>0.4519433564</text:p>
          </table:table-cell>
          <table:table-cell office:value-type="float" office:value="0.483500000000005" calcext:value-type="float">
            <text:p>0.4835</text:p>
          </table:table-cell>
          <table:table-cell office:value-type="float" office:value="30873.5749361641" calcext:value-type="float">
            <text:p>30873.5749361641</text:p>
          </table:table-cell>
          <table:table-cell office:value-type="float" office:value="0.176290931207737" calcext:value-type="float">
            <text:p>0.1762909312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/>
          <table:table-cell office:value-type="string" calcext:value-type="string">
            <text:p>librarian</text:p>
          </table:table-cell>
          <table:table-cell office:value-type="float" office:value="4" calcext:value-type="float">
            <text:p>4</text:p>
          </table:table-cell>
          <table:table-cell office:value-type="float" office:value="0.448564593301435" calcext:value-type="float">
            <text:p>0.4485645933</text:p>
          </table:table-cell>
          <table:table-cell office:value-type="float" office:value="0.47566666666667" calcext:value-type="float">
            <text:p>0.4756666667</text:p>
          </table:table-cell>
          <table:table-cell office:value-type="float" office:value="380.962345316813" calcext:value-type="float">
            <text:p>380.9623453168</text:p>
          </table:table-cell>
          <table:table-cell office:value-type="float" office:value="0.262872708387894" calcext:value-type="float">
            <text:p>0.2628727084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/>
          <table:table-cell office:value-type="string" calcext:value-type="string">
            <text:p>oldbig</text:p>
          </table:table-cell>
          <table:table-cell office:value-type="float" office:value="4" calcext:value-type="float">
            <text:p>4</text:p>
          </table:table-cell>
          <table:table-cell office:value-type="float" office:value="0.429061784897025" calcext:value-type="float">
            <text:p>0.4290617849</text:p>
          </table:table-cell>
          <table:table-cell office:value-type="float" office:value="0.450944444444448" calcext:value-type="float">
            <text:p>0.4509444444</text:p>
          </table:table-cell>
          <table:table-cell office:value-type="float" office:value="26.0221051737679" calcext:value-type="float">
            <text:p>26.0221051738</text:p>
          </table:table-cell>
          <table:table-cell office:value-type="float" office:value="0.128368334677508" calcext:value-type="float">
            <text:p>0.1283683347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/>
          <table:table-cell office:value-type="string" calcext:value-type="string">
            <text:p>Xuchen</text:p>
          </table:table-cell>
          <table:table-cell office:value-type="float" office:value="4" calcext:value-type="float">
            <text:p>4</text:p>
          </table:table-cell>
          <table:table-cell office:value-type="float" office:value="0.470809792843691" calcext:value-type="float">
            <text:p>0.4708097928</text:p>
          </table:table-cell>
          <table:table-cell office:value-type="float" office:value="0.49866666666667" calcext:value-type="float">
            <text:p>0.4986666667</text:p>
          </table:table-cell>
          <table:table-cell office:value-type="float" office:value="2666.31921076464" calcext:value-type="float">
            <text:p>2666.3192107647</text:p>
          </table:table-cell>
          <table:table-cell office:value-type="float" office:value="0.358467685594855" calcext:value-type="float">
            <text:p>0.3584676856</text:p>
          </table:table-cell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  <table:table-cell/>
          <table:table-cell office:value-type="string" calcext:value-type="string">
            <text:p>turuthok</text:p>
          </table:table-cell>
          <table:table-cell office:value-type="float" office:value="5" calcext:value-type="float">
            <text:p>5</text:p>
          </table:table-cell>
          <table:table-cell office:value-type="float" office:value="0.312825860271116" calcext:value-type="float">
            <text:p>0.3128258603</text:p>
          </table:table-cell>
          <table:table-cell office:value-type="float" office:value="0.323555555555551" calcext:value-type="float">
            <text:p>0.3235555556</text:p>
          </table:table-cell>
          <table:table-cell office:value-type="float" office:value="3.21083304222763" calcext:value-type="float">
            <text:p>3.2108330422</text:p>
          </table:table-cell>
          <table:table-cell office:value-type="float" office:value="0.00339550299585468" calcext:value-type="float">
            <text:p>0.003395503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/>
          <table:table-cell office:value-type="string" calcext:value-type="string">
            <text:p>Urmass</text:p>
          </table:table-cell>
          <table:table-cell office:value-type="float" office:value="4" calcext:value-type="float">
            <text:p>4</text:p>
          </table:table-cell>
          <table:table-cell office:value-type="float" office:value="0.464108910891089" calcext:value-type="float">
            <text:p>0.4641089109</text:p>
          </table:table-cell>
          <table:table-cell office:value-type="float" office:value="0.48866666666667" calcext:value-type="float">
            <text:p>0.4886666667</text:p>
          </table:table-cell>
          <table:table-cell office:value-type="float" office:value="642.92656943172" calcext:value-type="float">
            <text:p>642.9265694317</text:p>
          </table:table-cell>
          <table:table-cell office:value-type="float" office:value="0.256311481160195" calcext:value-type="float">
            <text:p>0.2563114812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/>
          <table:table-cell office:value-type="string" calcext:value-type="string">
            <text:p>humblefool</text:p>
          </table:table-cell>
          <table:table-cell office:value-type="float" office:value="4" calcext:value-type="float">
            <text:p>4</text:p>
          </table:table-cell>
          <table:table-cell office:value-type="float" office:value="0.460546515198035" calcext:value-type="float">
            <text:p>0.4605465152</text:p>
          </table:table-cell>
          <table:table-cell office:value-type="float" office:value="0.487222222222226" calcext:value-type="float">
            <text:p>0.4872222222</text:p>
          </table:table-cell>
          <table:table-cell office:value-type="float" office:value="1991.75586929186" calcext:value-type="float">
            <text:p>1991.7558692919</text:p>
          </table:table-cell>
          <table:table-cell office:value-type="float" office:value="0.297289072902273" calcext:value-type="float">
            <text:p>0.2972890729</text:p>
          </table:table-cell>
        </table:table-row>
        <table:table-row table:style-name="ro1">
          <table:table-cell table:number-columns-repeated="2" office:value-type="float" office:value="543" calcext:value-type="float">
            <text:p>543</text:p>
          </table:table-cell>
          <table:table-cell/>
          <table:table-cell office:value-type="string" calcext:value-type="string">
            <text:p>sinaddcos</text:p>
          </table:table-cell>
          <table:table-cell office:value-type="float" office:value="4" calcext:value-type="float">
            <text:p>4</text:p>
          </table:table-cell>
          <table:table-cell office:value-type="float" office:value="0.420050406048726" calcext:value-type="float">
            <text:p>0.420050406</text:p>
          </table:table-cell>
          <table:table-cell office:value-type="float" office:value="0.444055555555559" calcext:value-type="float">
            <text:p>0.4440555556</text:p>
          </table:table-cell>
          <table:table-cell office:value-type="float" office:value="99.5980122801902" calcext:value-type="float">
            <text:p>99.5980122802</text:p>
          </table:table-cell>
          <table:table-cell office:value-type="float" office:value="0.111676379298382" calcext:value-type="float">
            <text:p>0.1116763793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/>
          <table:table-cell office:value-type="string" calcext:value-type="string">
            <text:p>dmks</text:p>
          </table:table-cell>
          <table:table-cell office:value-type="float" office:value="4" calcext:value-type="float">
            <text:p>4</text:p>
          </table:table-cell>
          <table:table-cell office:value-type="float" office:value="0.425773488504116" calcext:value-type="float">
            <text:p>0.4257734885</text:p>
          </table:table-cell>
          <table:table-cell office:value-type="float" office:value="0.449055555555559" calcext:value-type="float">
            <text:p>0.4490555556</text:p>
          </table:table-cell>
          <table:table-cell office:value-type="float" office:value="31.236611411926" calcext:value-type="float">
            <text:p>31.2366114119</text:p>
          </table:table-cell>
          <table:table-cell office:value-type="float" office:value="0.136627542277085" calcext:value-type="float">
            <text:p>0.1366275423</text:p>
          </table:table-cell>
        </table:table-row>
        <table:table-row table:style-name="ro1">
          <table:table-cell table:number-columns-repeated="2" office:value-type="float" office:value="1105" calcext:value-type="float">
            <text:p>1105</text:p>
          </table:table-cell>
          <table:table-cell/>
          <table:table-cell office:value-type="string" calcext:value-type="string">
            <text:p>snower</text:p>
          </table:table-cell>
          <table:table-cell office:value-type="float" office:value="5" calcext:value-type="float">
            <text:p>5</text:p>
          </table:table-cell>
          <table:table-cell office:value-type="float" office:value="0.367286973555338" calcext:value-type="float">
            <text:p>0.3672869736</text:p>
          </table:table-cell>
          <table:table-cell office:value-type="float" office:value="0.385877777777776" calcext:value-type="float">
            <text:p>0.3858777778</text:p>
          </table:table-cell>
          <table:table-cell office:value-type="float" office:value="0" calcext:value-type="float">
            <text:p>0</text:p>
          </table:table-cell>
          <table:table-cell office:value-type="float" office:value="0.0191285820867248" calcext:value-type="float">
            <text:p>0.0191285821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/>
          <table:table-cell office:value-type="string" calcext:value-type="string">
            <text:p>adic</text:p>
          </table:table-cell>
          <table:table-cell office:value-type="float" office:value="4" calcext:value-type="float">
            <text:p>4</text:p>
          </table:table-cell>
          <table:table-cell office:value-type="float" office:value="0.465549348230913" calcext:value-type="float">
            <text:p>0.4655493482</text:p>
          </table:table-cell>
          <table:table-cell office:value-type="float" office:value="0.504388888888892" calcext:value-type="float">
            <text:p>0.5043888889</text:p>
          </table:table-cell>
          <table:table-cell office:value-type="float" office:value="3771.48872666278" calcext:value-type="float">
            <text:p>3771.4887266628</text:p>
          </table:table-cell>
          <table:table-cell office:value-type="float" office:value="0.370118702706012" calcext:value-type="float">
            <text:p>0.3701187027</text:p>
          </table:table-cell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/>
          <table:table-cell office:value-type="string" calcext:value-type="string">
            <text:p>Vovka</text:p>
          </table:table-cell>
          <table:table-cell office:value-type="float" office:value="4" calcext:value-type="float">
            <text:p>4</text:p>
          </table:table-cell>
          <table:table-cell office:value-type="float" office:value="0.45194335643266" calcext:value-type="float">
            <text:p>0.4519433564</text:p>
          </table:table-cell>
          <table:table-cell office:value-type="float" office:value="0.480000000000004" calcext:value-type="float">
            <text:p>0.48</text:p>
          </table:table-cell>
          <table:table-cell office:value-type="float" office:value="446.033139238808" calcext:value-type="float">
            <text:p>446.0331392388</text:p>
          </table:table-cell>
          <table:table-cell office:value-type="float" office:value="0.283963403926251" calcext:value-type="float">
            <text:p>0.2839634039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/>
          <table:table-cell office:value-type="string" calcext:value-type="string">
            <text:p>dcp</text:p>
          </table:table-cell>
          <table:table-cell office:value-type="float" office:value="4" calcext:value-type="float">
            <text:p>4</text:p>
          </table:table-cell>
          <table:table-cell office:value-type="float" office:value="0.484652665589661" calcext:value-type="float">
            <text:p>0.4846526656</text:p>
          </table:table-cell>
          <table:table-cell office:value-type="float" office:value="0.51677777777778" calcext:value-type="float">
            <text:p>0.5167777778</text:p>
          </table:table-cell>
          <table:table-cell office:value-type="float" office:value="2988.11646334176" calcext:value-type="float">
            <text:p>2988.1164633418</text:p>
          </table:table-cell>
          <table:table-cell office:value-type="float" office:value="0.444192111874037" calcext:value-type="float">
            <text:p>0.4441921119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/>
          <table:table-cell office:value-type="string" calcext:value-type="string">
            <text:p>visualage</text:p>
          </table:table-cell>
          <table:table-cell office:value-type="float" office:value="4" calcext:value-type="float">
            <text:p>4</text:p>
          </table:table-cell>
          <table:table-cell office:value-type="float" office:value="0.40938864628821" calcext:value-type="float">
            <text:p>0.4093886463</text:p>
          </table:table-cell>
          <table:table-cell office:value-type="float" office:value="0.430722222222225" calcext:value-type="float">
            <text:p>0.4307222222</text:p>
          </table:table-cell>
          <table:table-cell office:value-type="float" office:value="2.29703154609003" calcext:value-type="float">
            <text:p>2.2970315461</text:p>
          </table:table-cell>
          <table:table-cell office:value-type="float" office:value="0.0649640900086086" calcext:value-type="float">
            <text:p>0.06496409</text:p>
          </table:table-cell>
        </table:table-row>
        <table:table-row table:style-name="ro1">
          <table:table-cell table:number-columns-repeated="2" office:value-type="float" office:value="1236" calcext:value-type="float">
            <text:p>1236</text:p>
          </table:table-cell>
          <table:table-cell/>
          <table:table-cell office:value-type="string" calcext:value-type="string">
            <text:p>hesibo</text:p>
          </table:table-cell>
          <table:table-cell office:value-type="float" office:value="4" calcext:value-type="float">
            <text:p>4</text:p>
          </table:table-cell>
          <table:table-cell office:value-type="float" office:value="0.356294536817102" calcext:value-type="float">
            <text:p>0.3562945368</text:p>
          </table:table-cell>
          <table:table-cell office:value-type="float" office:value="0.370666666666663" calcext:value-type="float">
            <text:p>0.3706666667</text:p>
          </table:table-cell>
          <table:table-cell office:value-type="float" office:value="0" calcext:value-type="float">
            <text:p>0</text:p>
          </table:table-cell>
          <table:table-cell office:value-type="float" office:value="0.0122110839107408" calcext:value-type="float">
            <text:p>0.0122110839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/>
          <table:table-cell office:value-type="string" calcext:value-type="string">
            <text:p>fastprogrammer</text:p>
          </table:table-cell>
          <table:table-cell office:value-type="float" office:value="4" calcext:value-type="float">
            <text:p>4</text:p>
          </table:table-cell>
          <table:table-cell office:value-type="float" office:value="0.473036896877957" calcext:value-type="float">
            <text:p>0.4730368969</text:p>
          </table:table-cell>
          <table:table-cell office:value-type="float" office:value="0.501888888888892" calcext:value-type="float">
            <text:p>0.5018888889</text:p>
          </table:table-cell>
          <table:table-cell office:value-type="float" office:value="1280.37106558756" calcext:value-type="float">
            <text:p>1280.3710655876</text:p>
          </table:table-cell>
          <table:table-cell office:value-type="float" office:value="0.396388999705866" calcext:value-type="float">
            <text:p>0.3963889997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/>
          <table:table-cell office:value-type="string" calcext:value-type="string">
            <text:p>Rkt119</text:p>
          </table:table-cell>
          <table:table-cell office:value-type="float" office:value="4" calcext:value-type="float">
            <text:p>4</text:p>
          </table:table-cell>
          <table:table-cell office:value-type="float" office:value="0.38689708537529" calcext:value-type="float">
            <text:p>0.3868970854</text:p>
          </table:table-cell>
          <table:table-cell office:value-type="float" office:value="0.408777777777778" calcext:value-type="float">
            <text:p>0.4087777778</text:p>
          </table:table-cell>
          <table:table-cell office:value-type="float" office:value="256.032297217686" calcext:value-type="float">
            <text:p>256.0322972177</text:p>
          </table:table-cell>
          <table:table-cell office:value-type="float" office:value="0.0546109018943821" calcext:value-type="float">
            <text:p>0.0546109019</text:p>
          </table:table-cell>
        </table:table-row>
        <table:table-row table:style-name="ro1">
          <table:table-cell table:number-columns-repeated="2" office:value-type="float" office:value="685" calcext:value-type="float">
            <text:p>685</text:p>
          </table:table-cell>
          <table:table-cell/>
          <table:table-cell office:value-type="string" calcext:value-type="string">
            <text:p>aksonov</text:p>
          </table:table-cell>
          <table:table-cell office:value-type="float" office:value="4" calcext:value-type="float">
            <text:p>4</text:p>
          </table:table-cell>
          <table:table-cell office:value-type="float" office:value="0.410733844468784" calcext:value-type="float">
            <text:p>0.4107338445</text:p>
          </table:table-cell>
          <table:table-cell office:value-type="float" office:value="0.435944444444448" calcext:value-type="float">
            <text:p>0.4359444444</text:p>
          </table:table-cell>
          <table:table-cell office:value-type="float" office:value="175.996812670889" calcext:value-type="float">
            <text:p>175.9968126709</text:p>
          </table:table-cell>
          <table:table-cell office:value-type="float" office:value="0.100318857120188" calcext:value-type="float">
            <text:p>0.100318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</meta:initial-creator>
    <meta:creation-date>2016-06-09T13:39:28.517594023</meta:creation-date>
    <meta:generator>LibreOffice/4.2.8.2$Linux_X86_64 LibreOffice_project/420m0$Build-2</meta:generator>
    <dc:date>2016-06-09T14:12:54.397108925</dc:date>
    <dc:creator>Vinicius </dc:creator>
    <meta:editing-duration>P0D</meta:editing-duration>
    <meta:editing-cycles>1</meta:editing-cycles>
    <meta:document-statistic meta:table-count="1" meta:cell-count="513" meta:object-count="0"/>
  </office:meta>
</office:document-meta>
</file>